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401cm" fo:min-width="17.026cm" draw:shadow="hidden" draw:shadow-offset-x="0.071cm" draw:shadow-offset-y="0.071cm" draw:shadow-opacity="57%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401cm" fo:min-width="4.58cm" draw:shadow="hidden" draw:shadow-offset-x="0.071cm" draw:shadow-offset-y="0.071cm" draw:shadow-opacity="57%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1.401cm" fo:min-width="5.723cm" draw:shadow="hidden" draw:shadow-offset-x="0.071cm" draw:shadow-offset-y="0.071cm" draw:shadow-opacity="57%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1.401cm" fo:min-width="8.263cm" draw:shadow="hidden" draw:shadow-offset-x="0.071cm" draw:shadow-offset-y="0.071cm" draw:shadow-opacity="57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1.651cm" svg:x="1.508cm" svg:y="13.954cm">
          <text:p text:style-name="P1">Noyau Systè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651cm" svg:x="7.731cm" svg:y="12.303cm">
          <text:p text:style-name="P1">Résea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23cm" svg:height="1.651cm" svg:x="12.811cm" svg:y="12.303cm">
          <text:p text:style-name="P1">Base de Donné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23cm" svg:height="1.651cm" svg:x="1.508cm" svg:y="12.303cm">
          <text:p text:style-name="P1">Mathématiqu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526cm" svg:height="1.651cm" svg:x="1.508cm" svg:y="10.652cm">
          <text:p text:style-name="P1">Modèle Métier et Logique Applicativ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763cm" svg:height="1.651cm" svg:x="10.271cm" svg:y="7.35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763cm" svg:height="1.651cm" svg:x="1.508cm" svg:y="7.35cm">
          <text:p text:style-name="P1">Interface Graphiq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526cm" svg:height="1.651cm" svg:x="1.508cm" svg:y="9.001cm">
          <text:p text:style-name="P1">Middlewa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5T17:18:34.628468460</meta:creation-date>
    <dc:date>2021-09-05T17:28:16.509370845</dc:date>
    <meta:editing-duration>PT9M42S</meta:editing-duration>
    <meta:editing-cycles>1</meta:editing-cycles>
    <meta:document-statistic meta:object-count="8"/>
    <meta:generator>LibreOffice/6.0.7.3$Linux_X86_64 LibreOffice_project/00m0$Build-3</meta:generator>
  </office:meta>
</office:document-meta>
</file>